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.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2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0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0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2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42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5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 table:number-rows-repeated="10483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6:12:06.8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3T16:12:31.679000000</dc:date>
    <meta:editing-duration>P13DT7H45M49S</meta:editing-duration>
    <meta:editing-cycles>5649</meta:editing-cycles>
    <meta:document-statistic meta:table-count="7" meta:cell-count="15509" meta:object-count="0"/>
    <meta:user-defined meta:name="qrichtext">1</meta:user-defined>
  </office:meta>
</office:document-meta>
</file>